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b7b0" officeooo:paragraph-rsid="0006b7b0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officeooo:paragraph-rsid="0006b7b0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rsid="0007d9c4" officeooo:paragraph-rsid="0007d9c4" style:font-size-asian="16pt" style:font-weight-asian="bold" style:font-size-complex="16pt" style:font-weight-complex="bold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 style:parent-style-name="Heading_20_3">
      <style:text-properties style:text-underline-style="solid" style:text-underline-width="auto" style:text-underline-color="font-color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>
      <style:text-properties style:text-underline-style="solid" style:text-underline-width="auto" style:text-underline-color="font-color"/>
    </style:style>
    <style:style style:name="P15" style:family="paragraph" style:parent-style-name="Text_20_body">
      <style:text-properties style:text-underline-style="solid" style:text-underline-width="auto" style:text-underline-color="font-color"/>
    </style:style>
    <style:style style:name="P16" style:family="paragraph" style:list-style-name="L10">
      <style:text-properties style:text-underline-style="solid" style:text-underline-width="auto" style:text-underline-color="font-color"/>
    </style:style>
    <style:style style:name="P17" style:family="paragraph" style:list-style-name="L11">
      <style:text-properties style:text-underline-style="solid" style:text-underline-width="auto" style:text-underline-color="font-color"/>
    </style:style>
    <style:style style:name="P18" style:family="paragraph" style:list-style-name="L8"/>
    <style:style style:name="P19" style:family="paragraph" style:list-style-name="L9"/>
    <style:style style:name="P20" style:family="paragraph" style:parent-style-name="Text_20_body">
      <style:paragraph-properties fo:text-align="center" style:justify-single-word="false"/>
      <style:text-properties style:text-underline-style="none" fo:font-weight="bold" officeooo:rsid="000a46ae" officeooo:paragraph-rsid="000a46ae" style:font-weight-asian="bold" style:font-weight-complex="bold"/>
    </style:style>
    <style:style style:name="P21" style:family="paragraph" style:list-style-name="L10"/>
    <style:style style:name="P22" style:family="paragraph" style:list-style-name="L11"/>
    <style:style style:name="T1" style:family="text">
      <style:text-properties officeooo:rsid="00064296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officeooo:rsid="00064296" style:font-size-asian="36pt" style:font-size-complex="36pt"/>
    </style:style>
    <style:style style:name="T4" style:family="text">
      <style:text-properties fo:font-size="36pt" officeooo:rsid="00129e02" style:font-size-asian="36pt" style:font-size-complex="36pt"/>
    </style:style>
    <style:style style:name="T5" style:family="text">
      <style:text-properties fo:font-size="36pt" officeooo:rsid="0006b7b0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loext:padding="0.049cm" loext:border="0.06pt solid #d9d9e3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0a46ae" style:font-weight-asian="bold" style:font-weight-complex="bold"/>
    </style:style>
    <style:style style:name="T10" style:family="text">
      <style:text-properties officeooo:rsid="000a46ae"/>
    </style:style>
    <style:style style:name="T11" style:family="text">
      <style:text-properties fo:font-weight="bold" officeooo:rsid="000a46ae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Proyecto para </text:span><text:span text:style-name="T3">gestión y dirección de tienda de tatuajes</text:span><text:span text:style-name="T2"> On-Line</text:span></text:p>
      <text:p text:style-name="P3"><text:span text:style-name="T4">Manual </text:span><text:span text:style-name="T5">de Usuario</text:span></text:p>
      <text:p text:style-name="P3"><text:span text:style-name="T6">Documento FINAL</text:span> </text:p>
      <text:p text:style-name="P3"/>
      <text:p text:style-name="P3"/>
      <text:p text:style-name="P3">Alumno: <text:span text:style-name="T1">Pedro Galán Prado</text:span></text:p>
      <text:p text:style-name="P3"><text:s/><text:span text:style-name="T1">Tutor: Jesús García Garijo</text:span></text:p>
      <text:p text:style-name="P3"><text:s/>Fecha de entrega: 1<text:span text:style-name="T1">2</text:span>/<text:span text:style-name="T1">12</text:span>/<text:span text:style-name="T1">2023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text:soft-page-break/><text:span text:style-name="Strong_20_Emphasis">INTRODUCCIÓN AL MANUAL DE USUARIO</text:span></text:p>
      <text:p text:style-name="Text_20_body">Bienvenido al Manual de Usuario de la Aplicación para Estudio de Tatuajes. Este documento ha sido diseñado para proporcionarte una guía detallada sobre la funcionalidad y el uso óptimo de nuestra aplicación, diseñada específicamente para satisfacer las necesidades de tatuadores, entusiastas del tatuaje y clientes por igual.</text:p>
      <text:p text:style-name="Text_20_body">Esta aplicación integra un enfoque integral que abarca desde la gestión de citas y catálogos de diseños hasta la compra de productos exclusivos del mundo del tatuaje. Con el respaldo de tecnologías como Java, JavaScript, PHP y MySQL, y utilizando un diseño responsivo mediante Bootstrap y CSS, hemos creado una plataforma robusta y fácil de usar.</text:p>
      <text:p text:style-name="Text_20_body">A lo largo de este manual, explorarás las diversas características y funcionalidades que hacen que nuestra aplicación sea única. Desde la gestión personalizada de citas hasta la adquisición de productos exclusivos y la interacción directa con tatuadores, nuestra aplicación está diseñada para mejorar y simplificar tu experiencia en el mundo del tatuaje.</text:p>
      <text:p text:style-name="Text_20_body">Te invitamos a sumergirte en este manual para descubrir cómo aprovechar al máximo cada aspecto de la aplicación. Siéntete libre de explorar, personalizar y disfrutar de todas las herramientas que hemos creado pensando en ti. Estamos comprometidos a brindarte una experiencia excepcional y a hacer de tu viaje en el mundo del tatuaje una experiencia única y gratificante.</text:p>
      <text:p text:style-name="Text_20_body">¡Gracias por elegir nuestra aplicación para tu estudio de tatuajes!</text:p>
      <text:p text:style-name="Standard"/>
      <text:h text:style-name="Heading_20_3" text:outline-level="3">Estructura HTML:</text:h>
      <text:list xml:id="list3656938604" text:style-name="L1">
        <text:list-item>
          <text:p text:style-name="P7"><text:span text:style-name="Strong_20_Emphasis">Barra de Navegación:</text:span></text:p>
          <text:list>
            <text:list-item>
              <text:p text:style-name="P7">Contiene enlaces a las diferentes secciones de la aplicación.</text:p>
            </text:list-item>
            <text:list-item>
              <text:p text:style-name="P7">Tiene un menú desplegable que se muestra en dispositivos más pequeños.</text:p>
            </text:list-item>
          </text:list>
        </text:list-item>
        <text:list-item>
          <text:p text:style-name="P7"><text:span text:style-name="Strong_20_Emphasis">Contenido Principal:</text:span></text:p>
          <text:list>
            <text:list-item>
              <text:p text:style-name="P7">Incluye una sección destacada ("showcase") con el título "Tienda Online".</text:p>
            </text:list-item>
            <text:list-item>
              <text:p text:style-name="P7">Presenta productos en dos categorías: "Maquinas" y "Fuentes de Alimentacion".</text:p>
            </text:list-item>
          </text:list>
        </text:list-item>
        <text:list-item>
          <text:p text:style-name="P7"><text:span text:style-name="Strong_20_Emphasis">Formulario de Registro:</text:span></text:p>
          <text:list>
            <text:list-item>
              <text:p text:style-name="P7">Permite a los usuarios registrarse proporcionando su nombre, correo electrónico y contraseña.</text:p>
            </text:list-item>
            <text:list-item>
              <text:p text:style-name="P7">Se encuentra oculto inicialmente y se muestra al hacer clic en el enlace "Registrarse" en la barra de navegación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list xml:id="list1752515644348" text:continue-numbering="true" text:style-name="L1">
        <text:list-item>
          <text:p text:style-name="P7"><text:soft-page-break/><text:span text:style-name="Strong_20_Emphasis">Área de Carrito:</text:span></text:p>
          <text:list>
            <text:list-item>
              <text:p text:style-name="P7">Se muestra como un icono de carrito en la esquina superior derecha.</text:p>
            </text:list-item>
            <text:list-item>
              <text:p text:style-name="P7">Al hacer clic, se abre un pop-up que muestra los elementos del carrito y un botón para finalizar la compra.</text:p>
            </text:list-item>
          </text:list>
        </text:list-item>
      </text:list>
      <text:h text:style-name="Heading_20_3" text:outline-level="3">Funcionalidades JavaScript (main.js):</text:h>
      <text:list xml:id="list260316827" text:style-name="L2">
        <text:list-item>
          <text:p text:style-name="P8"><text:span text:style-name="Strong_20_Emphasis">Carrito de Compras:</text:span></text:p>
          <text:list>
            <text:list-item>
              <text:p text:style-name="P8">Utiliza Local Storage para almacenar y recuperar los elementos del carrito.</text:p>
            </text:list-item>
            <text:list-item>
              <text:p text:style-name="P8">Permite agregar productos al carrito con información como nombre, precio e imagen.</text:p>
            </text:list-item>
            <text:list-item>
              <text:p text:style-name="P8">Actualiza dinámicamente la vista del carrito con la cantidad de productos y el total.</text:p>
            </text:list-item>
          </text:list>
        </text:list-item>
        <text:list-item>
          <text:p text:style-name="P8"><text:span text:style-name="Strong_20_Emphasis">Registro de Usuarios:</text:span></text:p>
          <text:list>
            <text:list-item>
              <text:p text:style-name="P8">Guarda la información del usuario en Local Storage al registrarse.</text:p>
            </text:list-item>
            <text:list-item>
              <text:p text:style-name="P8">Muestra y oculta el formulario de registro al hacer clic en "Registrarse" en la barra de navegación.</text:p>
            </text:list-item>
          </text:list>
        </text:list-item>
        <text:list-item>
          <text:p text:style-name="P8"><text:span text:style-name="Strong_20_Emphasis">Iniciar Sesión:</text:span></text:p>
          <text:list>
            <text:list-item>
              <text:p text:style-name="P8">Simula un inicio de sesión solicitando correo electrónico y contraseña.</text:p>
            </text:list-item>
            <text:list-item>
              <text:p text:style-name="P8">Verifica las credenciales comparándolas con la lista de usuarios registrados.</text:p>
            </text:list-item>
            <text:list-item>
              <text:p text:style-name="P8">Actualiza la barra de navegación según si hay un usuario autenticado.</text:p>
            </text:list-item>
          </text:list>
        </text:list-item>
        <text:list-item>
          <text:p text:style-name="P8"><text:span text:style-name="Strong_20_Emphasis">Cerrar Sesión:</text:span></text:p>
          <text:list>
            <text:list-item>
              <text:p text:style-name="P8">Elimina la información del usuario de la sesión y actualiza la barra de navegación.</text:p>
            </text:list-item>
          </text:list>
        </text:list-item>
        <text:list-item>
          <text:p text:style-name="P8"><text:span text:style-name="Strong_20_Emphasis">Actualizar Barra de Navegación:</text:span></text:p>
          <text:list>
            <text:list-item>
              <text:p text:style-name="P8">Cambia dinámicamente los elementos de la barra de navegación según si hay un usuario autenticado.</text:p>
            </text:list-item>
            <text:list-item>
              <text:p text:style-name="P8">Muestra el nombre del usuario autenticado.</text:p>
            </text:list-item>
          </text:list>
        </text:list-item>
        <text:list-item>
          <text:p text:style-name="P8"><text:span text:style-name="Strong_20_Emphasis">Desplazamiento con ScrollReveal:</text:span></text:p>
          <text:list>
            <text:list-item>
              <text:p text:style-name="P8">Utiliza la biblioteca ScrollReveal para revelar elementos en la página a medida que se desplaza hacia abajo.</text:p>
            </text:list-item>
          </text:list>
        </text:list-item>
        <text:list-item>
          <text:p text:style-name="P8"><text:span text:style-name="Strong_20_Emphasis">Manejo de Eventos:</text:span></text:p>
          <text:list>
            <text:list-item>
              <text:p text:style-name="P8">Configura varios manejadores de eventos, como clics en botones, enlaces y elementos del carrito.</text:p>
            </text:list-item>
          </text:list>
        </text:list-item>
        <text:list-item>
          <text:p text:style-name="P8"><text:span text:style-name="Strong_20_Emphasis">Finalizar Compra:</text:span></text:p>
          <text:list>
            <text:list-item>
              <text:p text:style-name="P8">Redirige a la página de checkout con los datos del carrito como parámetro en la URL.</text:p>
            </text:list-item>
          </text:list>
        </text:list-item>
      </text:list>
      <text:h text:style-name="Heading_20_3" text:outline-level="3"><text:soft-page-break/>Consideraciones Finales:</text:h>
      <text:list xml:id="list3965316325" text:style-name="L3">
        <text:list-item>
          <text:p text:style-name="P9">Se utiliza jQuery para facilitar la manipulación del DOM y realizar solicitudes AJAX (por ejemplo, para agregar elementos al carrito).</text:p>
        </text:list-item>
        <text:list-item>
          <text:p text:style-name="P9">El código HTML está bien estructurado y utiliza tecnologías externas como Font Awesome y Google Fonts.</text:p>
        </text:list-item>
        <text:list-item>
          <text:p text:style-name="P9">Se ha intentado mantener una interfaz de usuario limpia y receptiva.</text:p>
          <text:p text:style-name="P9"/>
        </text:list-item>
      </text:list>
      <text:p text:style-name="Text_20_body">Portada.html</text:p>
      <text:h text:style-name="Heading_20_3" text:outline-level="3">Estructura HTML:</text:h>
      <text:list xml:id="list817482962" text:style-name="L4">
        <text:list-item>
          <text:p text:style-name="P10"><text:span text:style-name="Strong_20_Emphasis">Sección Head:</text:span></text:p>
          <text:list>
            <text:list-item>
              <text:p text:style-name="P10">Configuración de metadatos, como el conjunto de caracteres, la compatibilidad con IE, y la escala de la vista.</text:p>
            </text:list-item>
            <text:list-item>
              <text:p text:style-name="P10">Referencia a un archivo externo de estilo (<text:span text:style-name="Source_20_Text">stylopag.css</text:span>) y al archivo JavaScript (<text:span text:style-name="Source_20_Text">main.js</text:span>).</text:p>
            </text:list-item>
            <text:list-item>
              <text:p text:style-name="P10">Uso de Font Awesome para íconos.</text:p>
            </text:list-item>
          </text:list>
        </text:list-item>
        <text:list-item>
          <text:p text:style-name="P10"><text:span text:style-name="Strong_20_Emphasis">Barra de Navegación (</text:span><text:span text:style-name="Strong_20_Emphasis"><text:span text:style-name="Source_20_Text">nav-main</text:span></text:span><text:span text:style-name="Strong_20_Emphasis">):</text:span></text:p>
          <text:list>
            <text:list-item>
              <text:p text:style-name="P10">Logo del estudio como elemento principal de la barra de navegación.</text:p>
            </text:list-item>
            <text:list-item>
              <text:p text:style-name="P10">Enlaces a diferentes secciones: "Inicio", "El Estudio", "Galería de Trabajos", "Tienda" y "Opiniones".</text:p>
            </text:list-item>
            <text:list-item>
              <text:p text:style-name="P10">Enlaces para "Iniciar Sesión" y "Registrarse" en la barra de navegación derecha.</text:p>
            </text:list-item>
          </text:list>
        </text:list-item>
        <text:list-item>
          <text:p text:style-name="P10"><text:span text:style-name="Strong_20_Emphasis">Formulario de Registro (</text:span><text:span text:style-name="Strong_20_Emphasis"><text:span text:style-name="Source_20_Text">registroForm</text:span></text:span><text:span text:style-name="Strong_20_Emphasis">):</text:span></text:p>
          <text:list>
            <text:list-item>
              <text:p text:style-name="P10">Un formulario oculto que se muestra al hacer clic en "Registrarse".</text:p>
            </text:list-item>
            <text:list-item>
              <text:p text:style-name="P10">Campos para nombre, correo electrónico y contraseña.</text:p>
            </text:list-item>
            <text:list-item>
              <text:p text:style-name="P10">Botón "Registrarse" que activa la función <text:span text:style-name="Source_20_Text">registrarUsuario</text:span> al enviar el formulario.</text:p>
            </text:list-item>
          </text:list>
        </text:list-item>
        <text:list-item>
          <text:p text:style-name="P10"><text:span text:style-name="Strong_20_Emphasis">Sección Header:</text:span></text:p>
          <text:list>
            <text:list-item>
              <text:p text:style-name="P10">Presenta un video y una imagen de bienvenida con el título "Blackfemia Tattoo".</text:p>
            </text:list-item>
            <text:list-item>
              <text:p text:style-name="P10">Descripción del estudio y enlace para leer más.</text:p>
            </text:list-item>
          </text:list>
        </text:list-item>
        <text:list-item>
          <text:p text:style-name="P10"><text:span text:style-name="Strong_20_Emphasis">Sección de Tarjetas para Diferentes Secciones:</text:span></text:p>
          <text:list>
            <text:list-item>
              <text:p text:style-name="P10">"FREEHANDS", "DISEÑOS", "TRABAJOS", "GRAFFITIS", etc.</text:p>
            </text:list-item>
            <text:list-item>
              <text:p text:style-name="P10">Cada tarjeta tiene una imagen, un título, un breve texto y un enlace para obtener más información.</text:p>
              <text:p text:style-name="P10"/>
            </text:list-item>
          </text:list>
        </text:list-item>
        <text:list-item>
          <text:p text:style-name="P10"><text:soft-page-break/><text:span text:style-name="Strong_20_Emphasis">Banners de Contenido Adicional:</text:span></text:p>
          <text:list>
            <text:list-item>
              <text:p text:style-name="P10">Dos secciones de banners con títulos y descripciones.</text:p>
            </text:list-item>
            <text:list-item>
              <text:p text:style-name="P10">Cada banner tiene un botón para obtener más información.</text:p>
            </text:list-item>
          </text:list>
        </text:list-item>
        <text:list-item>
          <text:p text:style-name="P10"><text:span text:style-name="Strong_20_Emphasis">Sección Social:</text:span></text:p>
          <text:list>
            <text:list-item>
              <text:p text:style-name="P10">Enlaces a las redes sociales del estudio (Facebook, Twitter, Instagram).</text:p>
            </text:list-item>
          </text:list>
        </text:list-item>
        <text:list-item>
          <text:p text:style-name="P10"><text:span text:style-name="Strong_20_Emphasis">Sección de Enlaces del Footer:</text:span></text:p>
          <text:list>
            <text:list-item>
              <text:p text:style-name="P10">Dos columnas con enlaces agrupados por categorías ficticias ("Slash tattoo" y "TITTLE ONE").</text:p>
            </text:list-item>
          </text:list>
        </text:list-item>
        <text:list-item>
          <text:p text:style-name="P10"><text:span text:style-name="Strong_20_Emphasis">Footer:</text:span></text:p>
          <text:list>
            <text:list-item>
              <text:p text:style-name="P10">Información de copyright del estudio.</text:p>
            </text:list-item>
          </text:list>
        </text:list-item>
      </text:list>
      <text:h text:style-name="Heading_20_3" text:outline-level="3">Metodología y Funcionalidad:</text:h>
      <text:list xml:id="list2288968622" text:style-name="L5">
        <text:list-item>
          <text:p text:style-name="P11">Se hace uso de archivos externos para mantener un código más limpio y modular.</text:p>
        </text:list-item>
        <text:list-item>
          <text:p text:style-name="P11">La barra de navegación incluye enlaces a las diferentes secciones del estudio y opciones de inicio de sesión y registro.</text:p>
        </text:list-item>
        <text:list-item>
          <text:p text:style-name="P11">La función <text:span text:style-name="Source_20_Text">mostrarFormularioRegistro</text:span> se activa al hacer clic en "Registrarme" y muestra el formulario de registro.</text:p>
        </text:list-item>
        <text:list-item>
          <text:p text:style-name="P11">El formulario de registro tiene validación básica y se envía mediante la función <text:span text:style-name="Source_20_Text">registrarUsuario</text:span>.</text:p>
        </text:list-item>
        <text:list-item>
          <text:p text:style-name="P11">Hay secciones bien definidas que presentan información sobre diferentes aspectos del estudio, como tatuajes, diseños, trabajos, etc.</text:p>
        </text:list-item>
        <text:list-item>
          <text:p text:style-name="P11">Se utilizan banners para resaltar contenido adicional y secciones de redes sociales.</text:p>
        </text:list-item>
        <text:list-item>
          <text:p text:style-name="P11">Se proporcionan enlaces ficticios en el footer para "Slash tattoo" y "TITTLE ONE".</text:p>
        </text:list-item>
        <text:list-item>
          <text:p text:style-name="P11">Se han incluido videos y enlaces de redes sociales para enriquecer la experiencia del usuario.</text:p>
        </text:list-item>
        <text:list-item>
          <text:p text:style-name="P11">La página está diseñada con un enfoque visual atractivo y contenido bien organizado.</text:p>
        </text:list-item>
      </text:list>
      <text:p text:style-name="Text_20_body"/>
      <text:p text:style-name="P4">Estudio.html</text:p>
      <text:h text:style-name="P1" text:outline-level="3">Estructura HTML:</text:h>
      <text:list xml:id="list1829006875" text:style-name="L6">
        <text:list-item>
          <text:p text:style-name="P12"><text:span text:style-name="Strong_20_Emphasis"><text:span text:style-name="T8">Sección Head:</text:span></text:span></text:p>
          <text:list>
            <text:list-item>
              <text:p text:style-name="P12">Configuración de metadatos, como el conjunto de caracteres, la compatibilidad con IE y la escala de la vista.</text:p>
            </text:list-item>
            <text:list-item>
              <text:p text:style-name="P12"><text:span text:style-name="T8">Referencias a archivos externos de estilo (</text:span><text:span text:style-name="Source_20_Text"><text:span text:style-name="T8">stylopag3.css</text:span></text:span><text:span text:style-name="T8">), bibliotecas como Font Awesome y W3.CSS, y un archivo JavaScript (</text:span><text:span text:style-name="Source_20_Text"><text:span text:style-name="T8">main.js</text:span></text:span><text:span text:style-name="T8">).</text:span></text:p>
            </text:list-item>
            <text:list-item>
              <text:p text:style-name="P12">Uso de Google Fonts para la fuente "Great Vibes".</text:p>
            </text:list-item>
          </text:list>
        </text:list-item>
        <text:list-item>
          <text:p text:style-name="P12"><text:soft-page-break/><text:span text:style-name="Strong_20_Emphasis"><text:span text:style-name="T8">Barra de Navegación (</text:span></text:span><text:span text:style-name="Strong_20_Emphasis"><text:span text:style-name="Source_20_Text"><text:span text:style-name="T8">nav-main</text:span></text:span></text:span><text:span text:style-name="Strong_20_Emphasis"><text:span text:style-name="T8">):</text:span></text:span></text:p>
          <text:list>
            <text:list-item>
              <text:p text:style-name="P12">Logo del estudio como elemento principal de la barra de navegación.</text:p>
            </text:list-item>
            <text:list-item>
              <text:p text:style-name="P12">Enlaces a diferentes secciones: "Inicio", "El Estudio", "Galeria de Trabajos", "Tienda" y "Opiniones".</text:p>
            </text:list-item>
            <text:list-item>
              <text:p text:style-name="P12">Enlaces para "Iniciar Sesión" y "Registrarse" en la barra de navegación derecha.</text:p>
            </text:list-item>
            <text:list-item>
              <text:p text:style-name="P12"><text:span text:style-name="T8">Icono de carrito de compras (</text:span><text:span text:style-name="Source_20_Text"><text:span text:style-name="T8">fa-shopping-cart</text:span></text:span><text:span text:style-name="T8">) que activa la función </text:span><text:span text:style-name="Source_20_Text"><text:span text:style-name="T8">toggleCart()</text:span></text:span><text:span text:style-name="T8">.</text:span></text:p>
            </text:list-item>
          </text:list>
        </text:list-item>
        <text:list-item>
          <text:p text:style-name="P12"><text:span text:style-name="Strong_20_Emphasis"><text:span text:style-name="T8">Formulario de Registro (</text:span></text:span><text:span text:style-name="Strong_20_Emphasis"><text:span text:style-name="Source_20_Text"><text:span text:style-name="T8">registroForm</text:span></text:span></text:span><text:span text:style-name="Strong_20_Emphasis"><text:span text:style-name="T8">):</text:span></text:span></text:p>
          <text:list>
            <text:list-item>
              <text:p text:style-name="P12">Similar al formulario en el primer código. Se muestra al hacer clic en "Registrarse".</text:p>
            </text:list-item>
            <text:list-item>
              <text:p text:style-name="P12">Campos para nombre, correo electrónico y contraseña.</text:p>
            </text:list-item>
            <text:list-item>
              <text:p text:style-name="P12"><text:span text:style-name="T8">Botón "Registrarse" que activa la función </text:span><text:span text:style-name="Source_20_Text"><text:span text:style-name="T8">registrarUsuario</text:span></text:span><text:span text:style-name="T8"> al enviar el formulario.</text:span></text:p>
            </text:list-item>
          </text:list>
        </text:list-item>
        <text:list-item>
          <text:p text:style-name="P12"><text:span text:style-name="Strong_20_Emphasis"><text:span text:style-name="T8">Carrito de Compras (</text:span></text:span><text:span text:style-name="Strong_20_Emphasis"><text:span text:style-name="Source_20_Text"><text:span text:style-name="T8">cartPopup</text:span></text:span></text:span><text:span text:style-name="Strong_20_Emphasis"><text:span text:style-name="T8">):</text:span></text:span></text:p>
          <text:list>
            <text:list-item>
              <text:p text:style-name="P12">Un div que se muestra al hacer clic en el icono del carrito.</text:p>
            </text:list-item>
            <text:list-item>
              <text:p text:style-name="P12"><text:span text:style-name="T8">Contiene los elementos del carrito y un botón "Finalizar Compra" que activa la función </text:span><text:span text:style-name="Source_20_Text"><text:span text:style-name="T8">finalizarCompra()</text:span></text:span><text:span text:style-name="T8">.</text:span></text:p>
            </text:list-item>
          </text:list>
        </text:list-item>
        <text:list-item>
          <text:p text:style-name="P12"><text:span text:style-name="Strong_20_Emphasis"><text:span text:style-name="T8">Sección Header:</text:span></text:span></text:p>
          <text:list>
            <text:list-item>
              <text:p text:style-name="P12">Presenta imágenes y texto sobre el estudio y sus orígenes.</text:p>
            </text:list-item>
            <text:list-item>
              <text:p text:style-name="P12"><text:span text:style-name="T8">Imágenes con clases </text:span><text:span text:style-name="Source_20_Text"><text:span text:style-name="T8">separar</text:span></text:span><text:span text:style-name="T8"> y </text:span><text:span text:style-name="Source_20_Text"><text:span text:style-name="T8">principal</text:span></text:span><text:span text:style-name="T8">.</text:span></text:p>
            </text:list-item>
            <text:list-item>
              <text:p text:style-name="P12">Descripción del estudio con título, subtítulo y párrafo.</text:p>
            </text:list-item>
          </text:list>
        </text:list-item>
        <text:list-item>
          <text:p text:style-name="P12"><text:span text:style-name="Strong_20_Emphasis"><text:span text:style-name="T8">Sección sobre el Equipo:</text:span></text:span></text:p>
          <text:list>
            <text:list-item>
              <text:p text:style-name="P12">Información sobre el equipo del estudio con título, subtítulo y párrafo.</text:p>
            </text:list-item>
            <text:list-item>
              <text:p text:style-name="P12"><text:span text:style-name="T8">Utiliza la clase </text:span><text:span text:style-name="Source_20_Text"><text:span text:style-name="T8">containerbox</text:span></text:span><text:span text:style-name="T8"> para contener tarjetas de miembros del equipo (</text:span><text:span text:style-name="Source_20_Text"><text:span text:style-name="T8">flip-card</text:span></text:span><text:span text:style-name="T8">).</text:span></text:p>
            </text:list-item>
          </text:list>
        </text:list-item>
        <text:list-item>
          <text:p text:style-name="P12"><text:span text:style-name="Strong_20_Emphasis"><text:span text:style-name="T8">Sección de Tarjetas de Miembros del Equipo (</text:span></text:span><text:span text:style-name="Strong_20_Emphasis"><text:span text:style-name="Source_20_Text"><text:span text:style-name="T8">flip-card</text:span></text:span></text:span><text:span text:style-name="Strong_20_Emphasis"><text:span text:style-name="T8">):</text:span></text:span></text:p>
          <text:list>
            <text:list-item>
              <text:p text:style-name="P12">Tarjetas de miembros del equipo con imágenes en el frente y videos en la parte posterior.</text:p>
            </text:list-item>
            <text:list-item>
              <text:p text:style-name="P12"><text:span text:style-name="T8">Se utiliza la clase </text:span><text:span text:style-name="Source_20_Text"><text:span text:style-name="T8">flip-card</text:span></text:span><text:span text:style-name="T8"> para la animación de volteo.</text:span></text:p>
            </text:list-item>
          </text:list>
        </text:list-item>
        <text:list-item>
          <text:p text:style-name="P12"><text:span text:style-name="Strong_20_Emphasis"><text:span text:style-name="T8">Sección sobre el Espacio del Estudio:</text:span></text:span></text:p>
          <text:list>
            <text:list-item>
              <text:p text:style-name="P12">Información sobre las salas de trabajo, la boutique y la recepción del estudio con título, subtítulo y párrafo.</text:p>
            </text:list-item>
            <text:list-item>
              <text:p text:style-name="P12"><text:span text:style-name="T8">Galería de imágenes con la clase </text:span><text:span text:style-name="Source_20_Text"><text:span text:style-name="T8">containerbox2</text:span></text:span><text:span text:style-name="T8">. Se utiliza un modal de la biblioteca W3.CSS para mostrar imágenes en tamaño completo.</text:span></text:p>
            </text:list-item>
          </text:list>
        </text:list-item>
        <text:list-item>
          <text:p text:style-name="P12"><text:span text:style-name="Strong_20_Emphasis"><text:span text:style-name="T8">Sección de Enlaces del Footer:</text:span></text:span></text:p>
          <text:list>
            <text:list-item>
              <text:p text:style-name="P12"><text:soft-page-break/>Similar a la primera página, contiene enlaces agrupados por categorías ficticias ("BlackFemia tattoo" y "TITTLE ONE").</text:p>
            </text:list-item>
          </text:list>
        </text:list-item>
        <text:list-item>
          <text:p text:style-name="P12"><text:span text:style-name="Strong_20_Emphasis"><text:span text:style-name="T8">Footer:</text:span></text:span></text:p>
          <text:list>
            <text:list-item>
              <text:p text:style-name="P12">Información de copyright del estudio.</text:p>
            </text:list-item>
          </text:list>
        </text:list-item>
      </text:list>
      <text:h text:style-name="Heading_20_3" text:outline-level="3">Metodología y Funcionalidad:</text:h>
      <text:list xml:id="list2582767770" text:style-name="L7">
        <text:list-item>
          <text:p text:style-name="P13">Se utiliza un diseño de respuesta con las clases de W3.CSS para hacer que la página sea compatible con dispositivos móviles.</text:p>
        </text:list-item>
        <text:list-item>
          <text:p text:style-name="P13">La barra de navegación incluye enlaces a las diferentes secciones del estudio y opciones de inicio de sesión y registro.</text:p>
        </text:list-item>
        <text:list-item>
          <text:p text:style-name="P13">El carrito de compras se puede abrir y cerrar haciendo clic en el icono correspondiente en la barra de navegación.</text:p>
        </text:list-item>
        <text:list-item>
          <text:p text:style-name="P13">Se presenta información sobre el estudio, el equipo y el espacio del estudio de manera visualmente atractiva.</text:p>
        </text:list-item>
        <text:list-item>
          <text:p text:style-name="P13"><text:span text:style-name="T8">Se utiliza una animación de volteo (</text:span><text:span text:style-name="Source_20_Text"><text:span text:style-name="T8">flip-card</text:span></text:span><text:span text:style-name="T8">) para presentar a los miembros del equipo con imágenes y videos.</text:span></text:p>
        </text:list-item>
        <text:list-item>
          <text:p text:style-name="P13">Se utiliza un modal para mostrar imágenes en tamaño completo al hacer clic en las miniaturas.</text:p>
        </text:list-item>
        <text:list-item>
          <text:p text:style-name="P13">Al igual que en la primera página, se han incluido enlaces ficticios en el footer para "BlackFemia tattoo" y "TITTLE ONE".</text:p>
        </text:list-item>
        <text:list-item>
          <text:p text:style-name="P13">La página está diseñada con un enfoque visual atractivo y contenido bien organizado.</text:p>
        </text:list-item>
      </text:list>
      <text:p text:style-name="Text_20_body"/>
      <text:p text:style-name="Text_20_body"><text:tab/><text:tab/><text:tab/><text:tab/><text:tab/><text:span text:style-name="T9">Galeria.html</text:span></text:p>
      <text:h text:style-name="Heading_20_3" text:outline-level="3">Estructura HTML:</text:h>
      <text:list xml:id="list1085011732" text:style-name="L8">
        <text:list-item>
          <text:p text:style-name="Text_20_body"><text:span text:style-name="Strong_20_Emphasis">Sección Head:</text:span></text:p>
          <text:list>
            <text:list-item>
              <text:p text:style-name="Text_20_body">Configuración de metadatos, como el conjunto de caracteres, la compatibilidad con IE y la escala de la vista.</text:p>
            </text:list-item>
            <text:list-item>
              <text:p text:style-name="Text_20_body">Referencias a archivos externos de estilo (<text:span text:style-name="Source_20_Text">stylopag2.css</text:span>), bibliotecas como Font Awesome y ScrollReveal, y archivos JavaScript (<text:span text:style-name="Source_20_Text">main.js</text:span> y jQuery).</text:p>
            </text:list-item>
          </text:list>
        </text:list-item>
        <text:list-item>
          <text:p text:style-name="Text_20_body"><text:span text:style-name="Strong_20_Emphasis">Barra de Navegación (</text:span><text:span text:style-name="Strong_20_Emphasis"><text:span text:style-name="Source_20_Text">nav-main</text:span></text:span><text:span text:style-name="Strong_20_Emphasis">):</text:span></text:p>
          <text:list>
            <text:list-item>
              <text:p text:style-name="Text_20_body">Logo del estudio como elemento principal de la barra de navegación.</text:p>
            </text:list-item>
            <text:list-item>
              <text:p text:style-name="Text_20_body">Enlaces a diferentes secciones: "Inicio", "El Estudio", "Galeria de Trabajos", "Tienda" y "Opiniones".</text:p>
            </text:list-item>
            <text:list-item>
              <text:p text:style-name="Text_20_body">Enlaces para "Iniciar Sesión" y "Registrarme" en la barra de navegación derecha.</text:p>
            </text:list-item>
          </text:list>
        </text:list-item>
        <text:list-item>
          <text:p text:style-name="Text_20_body"><text:span text:style-name="Strong_20_Emphasis">Formulario de Registro (</text:span><text:span text:style-name="Strong_20_Emphasis"><text:span text:style-name="Source_20_Text">registroForm</text:span></text:span><text:span text:style-name="Strong_20_Emphasis">):</text:span></text:p>
          <text:list>
            <text:list-item>
              <text:p text:style-name="Text_20_body"><text:soft-page-break/>Similar a los formularios en los códigos anteriores. Se muestra al hacer clic en "Registrarme".</text:p>
            </text:list-item>
            <text:list-item>
              <text:p text:style-name="Text_20_body">Campos para nombre, correo electrónico y contraseña.</text:p>
            </text:list-item>
            <text:list-item>
              <text:p text:style-name="Text_20_body">Botón "Registrarse" que activa la función <text:span text:style-name="Source_20_Text">registrarUsuario</text:span> al enviar el formulario.</text:p>
            </text:list-item>
          </text:list>
        </text:list-item>
        <text:list-item>
          <text:p text:style-name="Text_20_body"><text:span text:style-name="Strong_20_Emphasis">Sección de Galería:</text:span></text:p>
          <text:list>
            <text:list-item>
              <text:p text:style-name="Text_20_body">Título "Galeria de Trabajos" y una línea de separación.</text:p>
            </text:list-item>
            <text:list-item>
              <text:p text:style-name="Text_20_body">Una sección de galería con imágenes enlazadas (<text:span text:style-name="Source_20_Text">&lt;a&gt;</text:span>) que llevan a artículos de lightbox.</text:p>
            </text:list-item>
          </text:list>
        </text:list-item>
        <text:list-item>
          <text:p text:style-name="Text_20_body"><text:span text:style-name="Strong_20_Emphasis">Artículos de Lightbox:</text:span></text:p>
          <text:list>
            <text:list-item>
              <text:p text:style-name="Text_20_body">Cada artículo representa una imagen de la galería con su identificador único (<text:span text:style-name="Source_20_Text">#image1</text:span>, <text:span text:style-name="Source_20_Text">#image2</text:span>, etc.).</text:p>
            </text:list-item>
            <text:list-item>
              <text:p text:style-name="Text_20_body">Contienen una imagen en tamaño completo y enlaces para navegar entre las imágenes (<text:span text:style-name="Source_20_Text">next</text:span>).</text:p>
            </text:list-item>
            <text:list-item>
              <text:p text:style-name="Text_20_body">Botón "X" para cerrar el lightbox.</text:p>
            </text:list-item>
          </text:list>
        </text:list-item>
        <text:list-item>
          <text:p text:style-name="Text_20_body"><text:span text:style-name="Strong_20_Emphasis">Icono de Carrito de Compras (</text:span><text:span text:style-name="Strong_20_Emphasis"><text:span text:style-name="Source_20_Text">cart-icon</text:span></text:span><text:span text:style-name="Strong_20_Emphasis">):</text:span></text:p>
          <text:list>
            <text:list-item>
              <text:p text:style-name="Text_20_body">Al hacer clic, activa la función <text:span text:style-name="Source_20_Text">toggleCart()</text:span>.</text:p>
            </text:list-item>
          </text:list>
        </text:list-item>
        <text:list-item>
          <text:p text:style-name="Text_20_body"><text:span text:style-name="Strong_20_Emphasis">Popup del Carrito de Compras (</text:span><text:span text:style-name="Strong_20_Emphasis"><text:span text:style-name="Source_20_Text">cart-popup</text:span></text:span><text:span text:style-name="Strong_20_Emphasis">):</text:span></text:p>
          <text:list>
            <text:list-item>
              <text:p text:style-name="Text_20_body">Muestra los elementos del carrito y un botón "Finalizar Compra" que activa la función <text:span text:style-name="Source_20_Text">finalizarCompra()</text:span>.</text:p>
            </text:list-item>
          </text:list>
        </text:list-item>
        <text:list-item>
          <text:p text:style-name="Text_20_body"><text:span text:style-name="Strong_20_Emphasis">Sección de Enlaces del Footer:</text:span></text:p>
          <text:list>
            <text:list-item>
              <text:p text:style-name="Text_20_body">Similar a los códigos anteriores, contiene enlaces agrupados por categorías ficticias ("BlackFemia tattoo" y "TITTLE ONE").</text:p>
            </text:list-item>
          </text:list>
        </text:list-item>
        <text:list-item>
          <text:p text:style-name="Text_20_body"><text:span text:style-name="Strong_20_Emphasis">Footer:</text:span></text:p>
          <text:list>
            <text:list-item>
              <text:p text:style-name="Text_20_body">Información de copyright del estudio.</text:p>
            </text:list-item>
          </text:list>
        </text:list-item>
      </text:list>
      <text:h text:style-name="Heading_20_3" text:outline-level="3">Metodología y Funcionalidad:</text:h>
      <text:list xml:id="list193818518" text:style-name="L9">
        <text:list-item>
          <text:p text:style-name="Text_20_body">Se utiliza un diseño de respuesta con clases de estilo (<text:span text:style-name="Source_20_Text">stylopag2.css</text:span>) para hacer que la página sea compatible con dispositivos móviles.</text:p>
        </text:list-item>
        <text:list-item>
          <text:p text:style-name="Text_20_body">La barra de navegación incluye enlaces a diferentes secciones del estudio y opciones de inicio de sesión y registro.</text:p>
        </text:list-item>
        <text:list-item>
          <text:p text:style-name="Text_20_body">Se implementa un sistema de lightbox para mostrar imágenes en tamaño completo cuando se hace clic en ellas.</text:p>
        </text:list-item>
        <text:list-item>
          <text:p text:style-name="Text_20_body">Se incluye un icono de carrito de compras que muestra un popup con elementos de carrito y un botón para finalizar la compra.</text:p>
        </text:list-item>
        <text:list-item>
          <text:p text:style-name="Text_20_body"><text:soft-page-break/>Se utiliza jQuery y ScrollReveal para implementar animaciones y efectos de desplazamiento.</text:p>
        </text:list-item>
      </text:list>
      <text:p text:style-name="P15"/>
      <text:p text:style-name="P20">Tienda.html</text:p>
      <text:h text:style-name="P6" text:outline-level="3">Estructura HTML:</text:h>
      <text:list xml:id="list4036915405" text:style-name="L10">
        <text:list-item>
          <text:p text:style-name="Text_20_body"><text:span text:style-name="Strong_20_Emphasis"><text:span text:style-name="T8">Sección Head:</text:span></text:span></text:p>
          <text:list>
            <text:list-item>
              <text:p text:style-name="Text_20_body">Configuración de metadatos.</text:p>
            </text:list-item>
            <text:list-item>
              <text:p text:style-name="Text_20_body"><text:span text:style-name="T8">Referencias a archivos externos de estilo (</text:span><text:span text:style-name="Source_20_Text"><text:span text:style-name="T8">stylopag4.css</text:span></text:span><text:span text:style-name="T8">), bibliotecas como Font Awesome, ScrollReveal y jQuery, y archivos JavaScript (</text:span><text:span text:style-name="Source_20_Text"><text:span text:style-name="T8">main.js</text:span></text:span><text:span text:style-name="T8"> y </text:span><text:span text:style-name="Source_20_Text"><text:span text:style-name="T8">scrollreveal</text:span></text:span><text:span text:style-name="T8">).</text:span></text:p>
            </text:list-item>
          </text:list>
        </text:list-item>
        <text:list-item>
          <text:p text:style-name="Text_20_body"><text:span text:style-name="Strong_20_Emphasis"><text:span text:style-name="T8">Barra de Navegación (</text:span></text:span><text:span text:style-name="Strong_20_Emphasis"><text:span text:style-name="Source_20_Text"><text:span text:style-name="T8">nav-main</text:span></text:span></text:span><text:span text:style-name="Strong_20_Emphasis"><text:span text:style-name="T8">):</text:span></text:span></text:p>
          <text:list>
            <text:list-item>
              <text:p text:style-name="Text_20_body">Logo del estudio como elemento principal de la barra de navegación.</text:p>
            </text:list-item>
            <text:list-item>
              <text:p text:style-name="Text_20_body">Enlaces a diferentes secciones: "Inicio", "El Estudio", "Galeria de Trabajos", "Tienda" y "Opiniones".</text:p>
            </text:list-item>
            <text:list-item>
              <text:p text:style-name="Text_20_body">Enlaces para "Iniciar Sesión" y "Registrarse" en la barra de navegación derecha.</text:p>
            </text:list-item>
            <text:list-item>
              <text:p text:style-name="Text_20_body">Muestra el nombre del usuario y un enlace para cerrar sesión cuando está autenticado.</text:p>
            </text:list-item>
          </text:list>
        </text:list-item>
        <text:list-item>
          <text:p text:style-name="Text_20_body"><text:span text:style-name="Strong_20_Emphasis"><text:span text:style-name="T8">Formulario de Registro (</text:span></text:span><text:span text:style-name="Strong_20_Emphasis"><text:span text:style-name="Source_20_Text"><text:span text:style-name="T8">registroForm</text:span></text:span></text:span><text:span text:style-name="Strong_20_Emphasis"><text:span text:style-name="T8">):</text:span></text:span></text:p>
          <text:list>
            <text:list-item>
              <text:p text:style-name="Text_20_body">Similar a los códigos anteriores. Se muestra al hacer clic en "Registrarse".</text:p>
            </text:list-item>
            <text:list-item>
              <text:p text:style-name="Text_20_body">Campos para nombre, correo electrónico y contraseña.</text:p>
            </text:list-item>
            <text:list-item>
              <text:p text:style-name="Text_20_body"><text:span text:style-name="T8">Botón "Registrarse" que activa la función </text:span><text:span text:style-name="Source_20_Text"><text:span text:style-name="T8">registrarUsuario</text:span></text:span><text:span text:style-name="T8"> al enviar el formulario.</text:span></text:p>
            </text:list-item>
          </text:list>
        </text:list-item>
        <text:list-item>
          <text:p text:style-name="Text_20_body"><text:span text:style-name="Strong_20_Emphasis"><text:span text:style-name="T8">Sección de Imagen Principal (</text:span></text:span><text:span text:style-name="Strong_20_Emphasis"><text:span text:style-name="Source_20_Text"><text:span text:style-name="T8">showcase</text:span></text:span></text:span><text:span text:style-name="Strong_20_Emphasis"><text:span text:style-name="T8">):</text:span></text:span></text:p>
          <text:list>
            <text:list-item>
              <text:p text:style-name="Text_20_body">Un encabezado con el título "Tienda Online" y una imagen principal representativa de la tienda.</text:p>
            </text:list-item>
          </text:list>
        </text:list-item>
        <text:list-item>
          <text:p text:style-name="Text_20_body"><text:span text:style-name="Strong_20_Emphasis"><text:span text:style-name="T8">Secciones de Productos ("Maquinas" y "Fuentes de Alimentacion"):</text:span></text:span></text:p>
          <text:list>
            <text:list-item>
              <text:p text:style-name="Text_20_body">Cada sección contiene tarjetas de productos con imágenes, nombres, precios y botones de compra.</text:p>
            </text:list-item>
            <text:list-item>
              <text:p text:style-name="Text_20_body"><text:span text:style-name="T8">Se implementa la función </text:span><text:span text:style-name="Source_20_Text"><text:span text:style-name="T8">addToCart</text:span></text:span><text:span text:style-name="T8"> al hacer clic en el botón de compra. Esta función envía datos del producto al servidor utilizando AJAX (POST).</text:span></text:p>
            </text:list-item>
          </text:list>
        </text:list-item>
        <text:list-item>
          <text:p text:style-name="Text_20_body"><text:span text:style-name="Strong_20_Emphasis"><text:span text:style-name="T8">Área de Enlaces del Footer:</text:span></text:span></text:p>
          <text:list>
            <text:list-item>
              <text:p text:style-name="Text_20_body">Información sobre el estudio "BlackFemia Tattoo".</text:p>
            </text:list-item>
          </text:list>
        </text:list-item>
        <text:list-item>
          <text:p text:style-name="Text_20_body"><text:span text:style-name="Strong_20_Emphasis"><text:span text:style-name="T8">Icono y Popup del Carrito de Compras (</text:span></text:span><text:span text:style-name="Strong_20_Emphasis"><text:span text:style-name="Source_20_Text"><text:span text:style-name="T8">cart-icon</text:span></text:span></text:span><text:span text:style-name="Strong_20_Emphasis"><text:span text:style-name="T8"> y </text:span></text:span><text:span text:style-name="Strong_20_Emphasis"><text:span text:style-name="Source_20_Text"><text:span text:style-name="T8">cart-popup</text:span></text:span></text:span><text:span text:style-name="Strong_20_Emphasis"><text:span text:style-name="T8">):</text:span></text:span></text:p>
          <text:list>
            <text:list-item>
              <text:p text:style-name="Text_20_body"><text:soft-page-break/>Al hacer clic en el icono del carrito, se muestra un popup que contiene los elementos del carrito y un botón "Finalizar Compra".</text:p>
            </text:list-item>
            <text:list-item>
              <text:p text:style-name="Text_20_body"><text:span text:style-name="T8">Se utiliza la función </text:span><text:span text:style-name="Source_20_Text"><text:span text:style-name="T8">toggleCart</text:span></text:span><text:span text:style-name="T8"> para mostrar u ocultar el popup.</text:span></text:p>
            </text:list-item>
          </text:list>
        </text:list-item>
        <text:list-item>
          <text:p text:style-name="Text_20_body"><text:span text:style-name="Strong_20_Emphasis"><text:span text:style-name="T8">Área del Carrito (</text:span></text:span><text:span text:style-name="Strong_20_Emphasis"><text:span text:style-name="Source_20_Text"><text:span text:style-name="T8">cart-icon</text:span></text:span></text:span><text:span text:style-name="Strong_20_Emphasis"><text:span text:style-name="T8"> y </text:span></text:span><text:span text:style-name="Strong_20_Emphasis"><text:span text:style-name="Source_20_Text"><text:span text:style-name="T8">cart-popup</text:span></text:span></text:span><text:span text:style-name="Strong_20_Emphasis"><text:span text:style-name="T8">):</text:span></text:span></text:p>
          <text:list>
            <text:list-item>
              <text:p text:style-name="Text_20_body"><text:span text:style-name="T8">La función </text:span><text:span text:style-name="Source_20_Text"><text:span text:style-name="T8">addToCart</text:span></text:span><text:span text:style-name="T8"> agrega productos al carrito mediante una solicitud AJAX al servidor (</text:span><text:span text:style-name="Source_20_Text"><text:span text:style-name="T8">carrito.php</text:span></text:span><text:span text:style-name="T8">).</text:span></text:p>
            </text:list-item>
            <text:list-item>
              <text:p text:style-name="Text_20_body"><text:span text:style-name="T8">Se utiliza la función </text:span><text:span text:style-name="Source_20_Text"><text:span text:style-name="T8">finalizarCompra</text:span></text:span><text:span text:style-name="T8"> al hacer clic en el botón "Finalizar Compra".</text:span></text:p>
            </text:list-item>
          </text:list>
        </text:list-item>
        <text:list-item>
          <text:p text:style-name="Text_20_body"><text:span text:style-name="Strong_20_Emphasis"><text:span text:style-name="T8">Footer:</text:span></text:span></text:p>
          <text:list>
            <text:list-item>
              <text:p text:style-name="Text_20_body">Información de copyright del estudio.</text:p>
            </text:list-item>
          </text:list>
        </text:list-item>
        <text:list-item>
          <text:p text:style-name="Text_20_body"><text:span text:style-name="Strong_20_Emphasis"><text:span text:style-name="T8">Script al Final del Body:</text:span></text:span></text:p>
          <text:list>
            <text:list-item>
              <text:p text:style-name="Text_20_body"><text:span text:style-name="T8">Se incluye un script al final del body que llama a la función </text:span><text:span text:style-name="Source_20_Text"><text:span text:style-name="T8">addToCart</text:span></text:span><text:span text:style-name="T8"> con información sobre el producto al hacer clic en los botones de compra.</text:span></text:p>
            </text:list-item>
            <text:list-item>
              <text:p text:style-name="Text_20_body"><text:span text:style-name="T8">Además, se llama a la función </text:span><text:span text:style-name="Source_20_Text"><text:span text:style-name="T8">actualizarBarraNavegacion</text:span></text:span><text:span text:style-name="T8"> para actualizar dinámicamente la barra de navegación.</text:span></text:p>
            </text:list-item>
          </text:list>
        </text:list-item>
      </text:list>
      <text:h text:style-name="P6" text:outline-level="3">Metodología y Funcionalidad:</text:h>
      <text:list xml:id="list1062315690" text:style-name="L11">
        <text:list-item>
          <text:p text:style-name="Text_20_body">Se utiliza AJAX para enviar datos del producto al servidor cuando se hace clic en el botón de compra, lo que permite la actualización dinámica del carrito sin recargar la página.</text:p>
        </text:list-item>
        <text:list-item>
          <text:p text:style-name="Text_20_body">La barra de navegación muestra enlaces específicos dependiendo de si el usuario está autenticado o no.</text:p>
        </text:list-item>
        <text:list-item>
          <text:p text:style-name="Text_20_body">Se implementa un sistema de carrito de compras que permite agregar productos, ver el carrito y finalizar la compra.</text:p>
        </text:list-item>
        <text:list-item>
          <text:p text:style-name="Text_20_body"><text:span text:style-name="T8">La página es responsive y utiliza estilos (</text:span><text:span text:style-name="Source_20_Text"><text:span text:style-name="T8">stylopag4.css</text:span></text:span><text:span text:style-name="T8">) para adaptarse a diferentes dispositivos.</text:span></text:p>
        </text:list-item>
      </text:list>
      <text:p text:style-name="P15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2T23:23:32.438000000</meta:creation-date>
    <dc:date>2023-12-13T00:17:50.858000000</dc:date>
    <meta:editing-duration>PT26M40S</meta:editing-duration>
    <meta:editing-cycles>2</meta:editing-cycles>
    <meta:generator>LibreOffice/7.3.0.3$Windows_X86_64 LibreOffice_project/0f246aa12d0eee4a0f7adcefbf7c878fc2238db3</meta:generator>
    <meta:document-statistic meta:table-count="0" meta:image-count="0" meta:object-count="0" meta:page-count="10" meta:paragraph-count="208" meta:word-count="2384" meta:character-count="14817" meta:non-whitespace-character-count="12812"/>
  </office:meta>
</office:document-meta>
</file>